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P Desai</text:p>
          </table:table-cell>
          <table:table-cell table:style-name="ce5" office:value-type="string">
            <text:p>ID:MT20120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 Design +UC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1T17:27:04</dc:date>
    <dc:creator>Pratibind jha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24" meta:object-count="0"/>
  </office:meta>
</office:document-meta>
</file>